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1" svg:font-family="'Courier New'"/>
    <style:font-face style:name="TimesNewRoman1" svg:font-family="TimesNewRoman"/>
    <style:font-face style:name="TimesNewRomanPS1" svg:font-family="TimesNewRomanPS"/>
    <style:font-face style:name="Wingdingsular1" svg:font-family="Wingdingsular"/>
    <style:font-face style:name="Arial" svg:font-family="Arial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Wingdingsular" svg:font-family="Wingdings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solid" draw:fill-color="#0000ff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18cm" fo:min-width="11.367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0000ff"/>
    </style:style>
    <style:style style:name="P7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T1" style:family="text">
      <style:text-properties fo:color="#000000" style:font-name="TimesNewRomanPS1" fo:font-size="14.1000003814697pt" fo:font-weight="bold" style:font-size-asian="14.1000003814697pt" style:font-name-complex="TimesNewRomanPS1" style:font-size-complex="14.1000003814697pt" style:font-weight-complex="bold"/>
    </style:style>
    <style:style style:name="T2" style:family="text">
      <style:text-properties fo:color="#000000" style:font-name="TimesNewRoman1" fo:font-size="12pt" style:font-size-asian="12pt" style:font-name-complex="TimesNewRoman1" style:font-size-complex="12pt"/>
    </style:style>
    <style:style style:name="T3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4" style:family="text">
      <style:text-properties fo:color="#000000" style:font-name="TimesNewRomanPS1" fo:font-size="11.1000003814697pt" fo:font-weight="bold" style:font-size-asian="11.1000003814697pt" style:font-name-complex="TimesNewRomanPS1" style:font-size-complex="11.1000003814697pt" style:font-weight-complex="bold"/>
    </style:style>
    <style:style style:name="T5" style:family="text">
      <style:text-properties fo:color="#000000" style:font-name="TimesNewRoman1" fo:font-size="11.1000003814697pt" style:font-size-asian="11.1000003814697pt" style:font-name-complex="TimesNewRoman1" style:font-size-complex="11.1000003814697pt"/>
    </style:style>
    <style:style style:name="T6" style:family="text">
      <style:text-properties fo:color="#000000" style:font-name="Arial1" fo:font-size="11.1000003814697pt" style:font-size-asian="11.1000003814697pt" style:font-name-complex="Arial1" style:font-size-complex="11.1000003814697pt"/>
    </style:style>
    <style:style style:name="T7" style:family="text">
      <style:text-properties fo:color="#000000" style:font-name="Courier New1" fo:font-size="11.1000003814697pt" style:font-size-asian="11.1000003814697pt" style:font-name-complex="Courier New1" style:font-size-complex="11.1000003814697pt"/>
    </style:style>
    <style:style style:name="T8" style:family="text">
      <style:text-properties fo:color="#0000ff" style:font-name="TimesNewRoman1" fo:font-size="11.1000003814697pt" style:font-size-asian="11.1000003814697pt" style:font-name-complex="TimesNewRoman1" style:font-size-complex="11.1000003814697pt"/>
    </style:style>
    <style:style style:name="T9" style:family="text">
      <style:text-properties fo:color="#000000" style:font-name="Wingdingsular1" fo:font-size="11.1000003814697pt" style:font-size-asian="11.1000003814697pt" style:font-name-complex="Wingdingsular1" style:font-size-complex="1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7.067cm" svg:height="0.581cm" svg:x="7.825cm" svg:y="2.749cm">
          <draw:text-box>
            <text:p text:style-name="P1"><text:span text:style-name="T1">U</text:span><text:span text:style-name="T1">n</text:span><text:span text:style-name="T1">i</text:span><text:span text:style-name="T1">v</text:span><text:span text:style-name="T1">e</text:span><text:span text:style-name="T1">r</text:span><text:span text:style-name="T1">s</text:span><text:span text:style-name="T1">i</text:span><text:span text:style-name="T1">t</text:span><text:span text:style-name="T1">y</text:span><text:span text:style-name="T1"> </text:span><text:span text:style-name="T1">o</text:span><text:span text:style-name="T1">f</text:span><text:span text:style-name="T1"> </text:span><text:span text:style-name="T1">C</text:span><text:span text:style-name="T1">a</text:span><text:span text:style-name="T1">n</text:span><text:span text:style-name="T1">t</text:span><text:span text:style-name="T1">e</text:span><text:span text:style-name="T1">r</text:span><text:span text:style-name="T1">b</text:span><text:span text:style-name="T1">u</text:span><text:span text:style-name="T1">r</text:span><text:span text:style-name="T1">y</text:span><text:span text:style-name="T1"> </text:span></text:p>
          </draw:text-box>
        </draw:frame>
        <draw:frame draw:style-name="gr1" draw:text-style-name="P2" draw:layer="layout" svg:width="7.669cm" svg:height="0.581cm" svg:x="7.647cm" svg:y="3.529cm">
          <draw:text-box>
            <text:p text:style-name="P1"><text:span text:style-name="T1">C</text:span><text:span text:style-name="T1">O</text:span><text:span text:style-name="T1">S</text:span><text:span text:style-name="T1">C</text:span><text:span text:style-name="T1">2</text:span><text:span text:style-name="T1">6</text:span><text:span text:style-name="T1">5 </text:span><text:span text:style-name="T1">a</text:span><text:span text:style-name="T1">s</text:span><text:span text:style-name="T1">s</text:span><text:span text:style-name="T1">i</text:span><text:span text:style-name="T1">g</text:span><text:span text:style-name="T1">n</text:span><text:span text:style-name="T1">m</text:span><text:span text:style-name="T1">e</text:span><text:span text:style-name="T1">n</text:span><text:span text:style-name="T1">t </text:span><text:span text:style-name="T1">2</text:span><text:span text:style-name="T1">0</text:span><text:span text:style-name="T1">1</text:span><text:span text:style-name="T1">8 </text:span></text:p>
          </draw:text-box>
        </draw:frame>
        <draw:frame draw:style-name="gr2" draw:text-style-name="P3" draw:layer="layout" svg:width="0.422cm" svg:height="0.471cm" svg:x="2.033cm" svg:y="4.21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.238cm" svg:height="0.497cm" svg:x="2.033cm" svg:y="4.692cm">
          <draw:text-box>
            <text:p text:style-name="P1"><text:span text:style-name="T3">Goal:</text:span></text:p>
          </draw:text-box>
        </draw:frame>
        <draw:frame draw:style-name="gr3" draw:text-style-name="P4" draw:layer="layout" svg:width="0.388cm" svg:height="0.454cm" svg:x="3.04cm" svg:y="4.724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12.211cm" svg:height="0.433cm" svg:x="3.138cm" svg:y="4.738cm">
          <draw:text-box>
            <text:p text:style-name="P1"><text:span text:style-name="T5">After completing this assignment you should be able to design EER schemas. </text:span></text:p>
          </draw:text-box>
        </draw:frame>
        <draw:frame draw:style-name="gr3" draw:text-style-name="P4" draw:layer="layout" svg:width="0.388cm" svg:height="0.454cm" svg:x="2.033cm" svg:y="5.176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2.631cm" svg:height="0.454cm" svg:x="2.033cm" svg:y="5.617cm">
          <draw:text-box>
            <text:p text:style-name="P1"><text:span text:style-name="T4">Assessment</text:span></text:p>
          </draw:text-box>
        </draw:frame>
        <draw:frame draw:style-name="gr3" draw:text-style-name="P4" draw:layer="layout" svg:width="2.03cm" svg:height="0.433cm" svg:x="3.933cm" svg:y="5.631cm">
          <draw:text-box>
            <text:p text:style-name="P1"><text:span text:style-name="T5">: worth 25% </text:span></text:p>
          </draw:text-box>
        </draw:frame>
        <draw:frame draw:style-name="gr3" draw:text-style-name="P4" draw:layer="layout" svg:width="2.034cm" svg:height="0.454cm" svg:x="2.033cm" svg:y="6.061cm">
          <draw:text-box>
            <text:p text:style-name="P1"><text:span text:style-name="T4">Due Date</text:span></text:p>
          </draw:text-box>
        </draw:frame>
        <draw:frame draw:style-name="gr3" draw:text-style-name="P4" draw:layer="layout" svg:width="0.388cm" svg:height="0.433cm" svg:x="3.578cm" svg:y="6.076cm">
          <draw:text-box>
            <text:p text:style-name="P1"><text:span text:style-name="T5">: </text:span></text:p>
          </draw:text-box>
        </draw:frame>
        <draw:frame draw:style-name="gr3" draw:text-style-name="P4" draw:layer="layout" svg:width="14.696cm" svg:height="0.454cm" svg:x="3.781cm" svg:y="6.061cm">
          <draw:text-box>
            <text:p text:style-name="P1"><text:span text:style-name="T4">This assignment is due on 24 August, 2018, no later than 5:00 pm </text:span></text:p>
          </draw:text-box>
        </draw:frame>
        <draw:frame draw:style-name="gr3" draw:text-style-name="P4" draw:layer="layout" svg:width="4.045cm" svg:height="0.454cm" svg:x="2.033cm" svg:y="6.51cm">
          <draw:text-box>
            <text:p text:style-name="P1"><text:span text:style-name="T4">Late assignments:</text:span></text:p>
          </draw:text-box>
        </draw:frame>
        <draw:frame draw:style-name="gr3" draw:text-style-name="P4" draw:layer="layout" svg:width="14.022cm" svg:height="0.433cm" svg:x="5.021cm" svg:y="6.524cm">
          <draw:text-box>
            <text:p text:style-name="P1"><text:span text:style-name="T5"><text:s/></text:span><text:span text:style-name="T5">Will only be accepted for one week after the due date, with a penalty for late submission </text:span></text:p>
          </draw:text-box>
        </draw:frame>
        <draw:frame draw:style-name="gr3" draw:text-style-name="P4" draw:layer="layout" svg:width="14.798cm" svg:height="0.433cm" svg:x="3.303cm" svg:y="6.969cm">
          <draw:text-box>
            <text:p text:style-name="P1"><text:span text:style-name="T5">of 15%. At one week after the due date (31 August, 2018, at 5:00 PM), no submissions will be </text:span></text:p>
          </draw:text-box>
        </draw:frame>
        <draw:frame draw:style-name="gr3" draw:text-style-name="P4" draw:layer="layout" svg:width="14.908cm" svg:height="0.433cm" svg:x="3.303cm" svg:y="7.413cm">
          <draw:text-box>
            <text:p text:style-name="P1"><text:span text:style-name="T5">accepted and 0 marks will be given to any student not having submitted the assignment by that </text:span></text:p>
          </draw:text-box>
        </draw:frame>
        <draw:frame draw:style-name="gr3" draw:text-style-name="P4" draw:layer="layout" svg:width="1.657cm" svg:height="0.433cm" svg:x="3.303cm" svg:y="7.862cm">
          <draw:text-box>
            <text:p text:style-name="P1"><text:span text:style-name="T5">date/time. </text:span></text:p>
          </draw:text-box>
        </draw:frame>
        <draw:frame draw:style-name="gr3" draw:text-style-name="P4" draw:layer="layout" svg:width="5.26cm" svg:height="0.454cm" svg:x="2.033cm" svg:y="8.292cm">
          <draw:text-box>
            <text:p text:style-name="P1"><text:span text:style-name="T4">Assignment Submission</text:span></text:p>
          </draw:text-box>
        </draw:frame>
        <draw:frame draw:style-name="gr3" draw:text-style-name="P4" draw:layer="layout" svg:width="12.27cm" svg:height="0.433cm" svg:x="5.971cm" svg:y="8.307cm">
          <draw:text-box>
            <text:p text:style-name="P1"><text:span text:style-name="T5">: Submit your solution (EER diagram and the report) as well as the completed </text:span></text:p>
          </draw:text-box>
        </draw:frame>
        <draw:frame draw:style-name="gr3" draw:text-style-name="P4" draw:layer="layout" svg:width="6.348cm" svg:height="0.433cm" svg:x="2.033cm" svg:y="8.755cm">
          <draw:text-box>
            <text:p text:style-name="P1"><text:span text:style-name="T5">Plagiarism declaration form via Learn. <text:s text:c="2"/></text:span></text:p>
          </draw:text-box>
        </draw:frame>
        <draw:frame draw:style-name="gr3" draw:text-style-name="P4" draw:layer="layout" svg:width="0.388cm" svg:height="0.433cm" svg:x="2.668cm" svg:y="9.213cm">
          <draw:text-box>
            <text:p text:style-name="P1"><text:span text:style-name="T5">-</text:span></text:p>
          </draw:text-box>
        </draw:frame>
        <draw:frame draw:style-name="gr3" draw:text-style-name="P4" draw:layer="layout" svg:width="0.388cm" svg:height="0.433cm" svg:x="2.799cm" svg:y="9.207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20.5cm" svg:height="0.454cm" svg:x="3.303cm" svg:y="9.198cm">
          <draw:text-box>
            <text:p text:style-name="P1"><text:span text:style-name="T4">Both your report and diagram must include your first name, last name and student number. <text:s/></text:span></text:p>
          </draw:text-box>
        </draw:frame>
        <draw:frame draw:style-name="gr3" draw:text-style-name="P4" draw:layer="layout" svg:width="0.388cm" svg:height="0.433cm" svg:x="2.668cm" svg:y="9.696cm">
          <draw:text-box>
            <text:p text:style-name="P1"><text:span text:style-name="T5">-</text:span></text:p>
          </draw:text-box>
        </draw:frame>
        <draw:frame draw:style-name="gr3" draw:text-style-name="P4" draw:layer="layout" svg:width="0.388cm" svg:height="0.433cm" svg:x="2.799cm" svg:y="9.691cm">
          <draw:text-box>
            <text:p text:style-name="P1"><text:span text:style-name="T6"><text:s/></text:span></text:p>
          </draw:text-box>
        </draw:frame>
        <draw:polygon draw:style-name="gr4" draw:text-style-name="P5" draw:layer="layout" svg:width="0.826cm" svg:height="0.038cm" svg:x="5.199cm" svg:y="10.085cm" svg:viewBox="0 0 827 39" draw:points="0,39 827,39 827,0 0,0">
          <text:p/>
        </draw:polygon>
        <draw:frame draw:style-name="gr3" draw:text-style-name="P4" draw:layer="layout" svg:width="20.068cm" svg:height="0.454cm" svg:x="3.303cm" svg:y="9.682cm">
          <draw:text-box>
            <text:p text:style-name="P1"><text:span text:style-name="T4">The report must be submitted in .PDF format, and the diagram must be submitted in .PNG </text:span></text:p>
          </draw:text-box>
        </draw:frame>
        <draw:frame draw:style-name="gr3" draw:text-style-name="P4" draw:layer="layout" svg:width="10.336cm" svg:height="0.454cm" svg:x="3.303cm" svg:y="10.16cm">
          <draw:text-box>
            <text:p text:style-name="P1"><text:span text:style-name="T4">format. <text:s/>Other file formats will not be marked. </text:span></text:p>
          </draw:text-box>
        </draw:frame>
        <draw:frame draw:style-name="gr3" draw:text-style-name="P4" draw:layer="layout" svg:width="0.388cm" svg:height="0.446cm" svg:x="3.938cm" svg:y="10.671cm">
          <draw:text-box>
            <text:p text:style-name="P1"><text:span text:style-name="T7">o</text:span></text:p>
          </draw:text-box>
        </draw:frame>
        <draw:frame draw:style-name="gr3" draw:text-style-name="P4" draw:layer="layout" svg:width="0.388cm" svg:height="0.433cm" svg:x="4.171cm" svg:y="10.643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14.383cm" svg:height="0.433cm" svg:x="4.573cm" svg:y="10.649cm">
          <draw:text-box>
            <text:p text:style-name="P1"><text:span text:style-name="T5">To print your diagram to a .PNG file in EER-Tutor, click the Print Diagram button to create </text:span></text:p>
          </draw:text-box>
        </draw:frame>
        <draw:frame draw:style-name="gr3" draw:text-style-name="P4" draw:layer="layout" svg:width="14.425cm" svg:height="0.433cm" svg:x="4.573cm" svg:y="11.131cm">
          <draw:text-box>
            <text:p text:style-name="P1"><text:span text:style-name="T5">a print page, then Right-Click on that print page, and choose Save Image As, then give your </text:span></text:p>
          </draw:text-box>
        </draw:frame>
        <draw:frame draw:style-name="gr3" draw:text-style-name="P4" draw:layer="layout" svg:width="11.847cm" svg:height="0.433cm" svg:x="4.573cm" svg:y="11.614cm">
          <draw:text-box>
            <text:p text:style-name="P1"><text:span text:style-name="T5">image file a name but make sure the file type is .PNG, which is the default. </text:span></text:p>
          </draw:text-box>
        </draw:frame>
        <draw:frame draw:style-name="gr3" draw:text-style-name="P4" draw:layer="layout" svg:width="5.057cm" svg:height="0.454cm" svg:x="2.033cm" svg:y="12.074cm">
          <draw:text-box>
            <text:p text:style-name="P1"><text:span text:style-name="T4">Assignment Guidelines</text:span></text:p>
          </draw:text-box>
        </draw:frame>
        <draw:frame draw:style-name="gr3" draw:text-style-name="P4" draw:layer="layout" svg:width="0.388cm" svg:height="0.433cm" svg:x="5.843cm" svg:y="12.088cm">
          <draw:text-box>
            <text:p text:style-name="P1"><text:span text:style-name="T5">: </text:span></text:p>
          </draw:text-box>
        </draw:frame>
        <draw:frame draw:style-name="gr3" draw:text-style-name="P4" draw:layer="layout" svg:width="13.007cm" svg:height="0.454cm" svg:x="6.047cm" svg:y="12.074cm">
          <draw:text-box>
            <text:p text:style-name="P1"><text:span text:style-name="T4">This assignment must be done individually using EER tutor</text:span></text:p>
          </draw:text-box>
        </draw:frame>
        <draw:frame draw:style-name="gr3" draw:text-style-name="P4" draw:layer="layout" svg:width="2.508cm" svg:height="0.433cm" svg:x="15.929cm" svg:y="12.088cm">
          <draw:text-box>
            <text:p text:style-name="P1"><text:span text:style-name="T5">. You should be </text:span></text:p>
          </draw:text-box>
        </draw:frame>
        <draw:frame draw:style-name="gr3" draw:text-style-name="P4" draw:layer="layout" svg:width="10.365cm" svg:height="0.433cm" svg:x="2.033cm" svg:y="12.537cm">
          <draw:text-box>
            <text:p text:style-name="P1"><text:span text:style-name="T5">aware of the University of Canterbury Academic Integrity Policy: </text:span></text:p>
          </draw:text-box>
        </draw:frame>
        <draw:polygon draw:style-name="gr5" draw:text-style-name="P6" draw:layer="layout" svg:width="16.742cm" svg:height="0.017cm" svg:x="2.032cm" svg:y="13.37cm" svg:viewBox="0 0 16743 18" draw:points="0,18 16743,18 16743,0 0,0">
          <text:p/>
        </draw:polygon>
        <draw:frame draw:style-name="gr3" draw:text-style-name="P4" draw:layer="layout" svg:width="16.808cm" svg:height="0.433cm" svg:x="2.033cm" svg:y="12.981cm">
          <draw:text-box>
            <text:p text:style-name="P1"><text:span text:style-name="T8">http://www.canterbury.ac.nz/about/governance/ucpolicy/student/academic-integrity-guidance-for-staff-and-</text:span></text:p>
          </draw:text-box>
        </draw:frame>
        <draw:polygon draw:style-name="gr5" draw:text-style-name="P6" draw:layer="layout" svg:width="1.38cm" svg:height="0.017cm" svg:x="2.032cm" svg:y="13.819cm" svg:viewBox="0 0 1381 18" draw:points="0,18 1381,18 1381,0 0,0">
          <text:p/>
        </draw:polygon>
        <draw:frame draw:style-name="gr3" draw:text-style-name="P4" draw:layer="layout" svg:width="1.492cm" svg:height="0.433cm" svg:x="2.033cm" svg:y="13.43cm">
          <draw:text-box>
            <text:p text:style-name="P1"><text:span text:style-name="T8">students/</text:span><text:span text:style-name="T5"> </text:span></text:p>
          </draw:text-box>
        </draw:frame>
        <draw:frame draw:style-name="gr3" draw:text-style-name="P4" draw:layer="layout" svg:width="0.388cm" svg:height="0.433cm" svg:x="2.033cm" svg:y="13.875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2.199cm" svg:height="0.497cm" svg:x="2.033cm" svg:y="14.32cm">
          <draw:text-box>
            <text:p text:style-name="P1"><text:span text:style-name="T3">The task </text:span></text:p>
          </draw:text-box>
        </draw:frame>
        <draw:frame draw:style-name="gr3" draw:text-style-name="P4" draw:layer="layout" svg:width="16.927cm" svg:height="0.433cm" svg:x="2.033cm" svg:y="15.022cm">
          <draw:text-box>
            <text:p text:style-name="P1"><text:span text:style-name="T5">You are chosen to design a database for a bank. Below is a description of the data that needs to be recorded, </text:span></text:p>
          </draw:text-box>
        </draw:frame>
        <draw:frame draw:style-name="gr3" draw:text-style-name="P4" draw:layer="layout" svg:width="16.385cm" svg:height="0.433cm" svg:x="2.033cm" svg:y="15.466cm">
          <draw:text-box>
            <text:p text:style-name="P1"><text:span text:style-name="T5">maintained and accessed. Your submission must include the EER schema created with EER-Tutor, and a </text:span></text:p>
          </draw:text-box>
        </draw:frame>
        <draw:frame draw:style-name="gr3" draw:text-style-name="P4" draw:layer="layout" svg:width="16.597cm" svg:height="0.433cm" svg:x="2.033cm" svg:y="15.911cm">
          <draw:text-box>
            <text:p text:style-name="P1"><text:span text:style-name="T5">short written report. The report should clearly state any assumptions you make. You may also explain any </text:span></text:p>
          </draw:text-box>
        </draw:frame>
        <draw:frame draw:style-name="gr3" draw:text-style-name="P4" draw:layer="layout" svg:width="16.681cm" svg:height="0.433cm" svg:x="2.033cm" svg:y="16.36cm">
          <draw:text-box>
            <text:p text:style-name="P1"><text:span text:style-name="T5">complex components of your solution. You may also discuss any difficulties you faced in developing your </text:span></text:p>
          </draw:text-box>
        </draw:frame>
        <draw:frame draw:style-name="gr3" draw:text-style-name="P4" draw:layer="layout" svg:width="9.921cm" svg:height="0.433cm" svg:x="2.033cm" svg:y="16.805cm">
          <draw:text-box>
            <text:p text:style-name="P1"><text:span text:style-name="T5">EER schema. The report should not be longer than 500 words. <text:s/></text:span></text:p>
          </draw:text-box>
        </draw:frame>
        <draw:frame draw:style-name="gr3" draw:text-style-name="P4" draw:layer="layout" svg:width="0.388cm" svg:height="0.454cm" svg:x="2.033cm" svg:y="17.24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97cm" svg:x="2.033cm" svg:y="17.69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4.252cm" svg:height="0.497cm" svg:x="2.033cm" svg:y="18.181cm">
          <draw:text-box>
            <text:p text:style-name="P1"><text:span text:style-name="T3">The requirements</text:span></text:p>
          </draw:text-box>
        </draw:frame>
        <draw:frame draw:style-name="gr2" draw:text-style-name="P3" draw:layer="layout" svg:width="0.422cm" svg:height="0.471cm" svg:x="5.267cm" svg:y="18.197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17.084cm" svg:height="0.433cm" svg:x="2.033cm" svg:y="18.883cm">
          <draw:text-box>
            <text:p text:style-name="P1"><text:span text:style-name="T5">You need to design a database that will support the operation of a bank. The bank is organized into branches. </text:span></text:p>
          </draw:text-box>
        </draw:frame>
        <draw:frame draw:style-name="gr3" draw:text-style-name="P4" draw:layer="layout" svg:width="16.901cm" svg:height="0.433cm" svg:x="2.033cm" svg:y="19.328cm">
          <draw:text-box>
            <text:p text:style-name="P1"><text:span text:style-name="T5">In a city, there might be several branches. Each branch has a unique name, unique number and address. The </text:span></text:p>
          </draw:text-box>
        </draw:frame>
        <draw:frame draw:style-name="gr3" draw:text-style-name="P4" draw:layer="layout" svg:width="11.758cm" svg:height="0.433cm" svg:x="2.033cm" svg:y="19.776cm">
          <draw:text-box>
            <text:p text:style-name="P1"><text:span text:style-name="T5">bank monitors the assets of each branch. There is only one central branch. <text:s/></text:span></text:p>
          </draw:text-box>
        </draw:frame>
        <draw:frame draw:style-name="gr3" draw:text-style-name="P4" draw:layer="layout" svg:width="17.79cm" svg:height="0.433cm" svg:x="2.033cm" svg:y="20.433cm">
          <draw:text-box>
            <text:p text:style-name="P1"><text:span text:style-name="T5">Bank <text:s/>customers <text:s/>are <text:s/>identified <text:s/>by <text:s/>their <text:s/>customer <text:s/>ids, <text:s/>which <text:s/>are <text:s/>unique. <text:s/>The <text:s/>bank <text:s/>stores <text:s/>each <text:s/>customer’s </text:span></text:p>
          </draw:text-box>
        </draw:frame>
        <draw:frame draw:style-name="gr3" draw:text-style-name="P4" draw:layer="layout" svg:width="16.698cm" svg:height="0.433cm" svg:x="2.033cm" svg:y="20.881cm">
          <draw:text-box>
            <text:p text:style-name="P1"><text:span text:style-name="T5">name, address (street name, street number and city), birth date, gender, IRD number, home phone number, </text:span></text:p>
          </draw:text-box>
        </draw:frame>
        <draw:frame draw:style-name="gr3" draw:text-style-name="P4" draw:layer="layout" svg:width="16.999cm" svg:height="0.433cm" svg:x="2.033cm" svg:y="21.326cm">
          <draw:text-box>
            <text:p text:style-name="P1"><text:span text:style-name="T5">and business phone number (if available). Customers may have accounts and can take out loans. A customer </text:span></text:p>
          </draw:text-box>
        </draw:frame>
        <draw:frame draw:style-name="gr3" draw:text-style-name="P4" draw:layer="layout" svg:width="16.58cm" svg:height="0.433cm" svg:x="2.033cm" svg:y="21.77cm">
          <draw:text-box>
            <text:p text:style-name="P1"><text:span text:style-name="T5">may be associated with a personal banker. A customer can have at most one account of each type with the </text:span></text:p>
          </draw:text-box>
        </draw:frame>
        <draw:frame draw:style-name="gr3" draw:text-style-name="P4" draw:layer="layout" svg:width="16.923cm" svg:height="0.433cm" svg:x="2.033cm" svg:y="22.219cm">
          <draw:text-box>
            <text:p text:style-name="P1"><text:span text:style-name="T5">bank. An account may be shared by customers, and a customer can have several accounts. There are several </text:span></text:p>
          </draw:text-box>
        </draw:frame>
        <draw:frame draw:style-name="gr3" draw:text-style-name="P4" draw:layer="layout" svg:width="17.028cm" svg:height="0.433cm" svg:x="2.033cm" svg:y="22.665cm">
          <draw:text-box>
            <text:p text:style-name="P1"><text:span text:style-name="T5">types of accounts: savings, checking, credit and loan accounts. Each account has a unique number. The bank </text:span></text:p>
          </draw:text-box>
        </draw:frame>
        <draw:frame draw:style-name="gr3" draw:text-style-name="P4" draw:layer="layout" svg:width="16.901cm" svg:height="0.433cm" svg:x="2.033cm" svg:y="23.113cm">
          <draw:text-box>
            <text:p text:style-name="P1"><text:span text:style-name="T5">maintains a record of each account’s opening day, type, balance and also information about all transactions. </text:span></text:p>
          </draw:text-box>
        </draw:frame>
        <draw:frame draw:style-name="gr3" draw:text-style-name="P4" draw:layer="layout" svg:width="17.782cm" svg:height="0.433cm" svg:x="2.033cm" svg:y="23.558cm">
          <draw:text-box>
            <text:p text:style-name="P1"><text:span text:style-name="T5">For <text:s/>each <text:s/>customer <text:s/>associated <text:s/>with <text:s/>an <text:s/>account, <text:s/>the <text:s/>database <text:s/>should <text:s/>also <text:s/>store <text:s/>the <text:s/>user <text:s/>name <text:s/>for <text:s/>internet </text:span></text:p>
          </draw:text-box>
        </draw:frame>
        <draw:frame draw:style-name="gr3" draw:text-style-name="P4" draw:layer="layout" svg:width="16.609cm" svg:height="0.433cm" svg:x="2.033cm" svg:y="24.002cm">
          <draw:text-box>
            <text:p text:style-name="P1"><text:span text:style-name="T5">access and the chosen password (if appropriate). For each transaction (such as withdrawal or deposit), the </text:span></text:p>
          </draw:text-box>
        </draw:frame>
        <draw:frame draw:style-name="gr3" draw:text-style-name="P4" draw:layer="layout" svg:width="16.669cm" svg:height="0.433cm" svg:x="2.033cm" svg:y="24.451cm">
          <draw:text-box>
            <text:p text:style-name="P1"><text:span text:style-name="T5">database should store the date and time, the amount and the type of transaction. Withdrawals are available </text:span></text:p>
          </draw:text-box>
        </draw:frame>
        <draw:frame draw:style-name="gr3" draw:text-style-name="P4" draw:layer="layout" svg:width="16.969cm" svg:height="0.433cm" svg:x="2.033cm" svg:y="24.896cm">
          <draw:text-box>
            <text:p text:style-name="P1"><text:span text:style-name="T5">from checking and savings accounts, but not from credit cards or loans. For each withdrawal, it is necessary </text:span></text:p>
          </draw:text-box>
        </draw:frame>
        <draw:frame draw:style-name="gr3" draw:text-style-name="P4" draw:layer="layout" svg:width="16.935cm" svg:height="0.433cm" svg:x="2.033cm" svg:y="25.344cm">
          <draw:text-box>
            <text:p text:style-name="P1"><text:span text:style-name="T5">to store the manner in which the withdrawal was made (e.g. teller, ATM machine, or electronic transaction). </text:span></text:p>
          </draw:text-box>
        </draw:frame>
        <draw:frame draw:style-name="gr3" draw:text-style-name="P4" draw:layer="layout" svg:width="16.703cm" svg:height="0.433cm" svg:x="2.033cm" svg:y="25.789cm">
          <draw:text-box>
            <text:p text:style-name="P1"><text:span text:style-name="T5">Each ATM machine has a unique id and location. A deposit can be made via a teller (by cash or cheque) or </text:span></text:p>
          </draw:text-box>
        </draw:frame>
        <draw:frame draw:style-name="gr3" draw:text-style-name="P4" draw:layer="layout" svg:width="16.961cm" svg:height="0.433cm" svg:x="2.033cm" svg:y="26.233cm">
          <draw:text-box>
            <text:p text:style-name="P1"><text:span text:style-name="T5">electronically. If a customer has deposited a cheque, the database should store information about the cheque </text:span></text:p>
          </draw:text-box>
        </draw:frame>
        <draw:frame draw:style-name="gr6" draw:text-style-name="P7" draw:layer="layout" svg:width="15.822cm" svg:height="0.433cm" svg:x="2.033cm" svg:y="26.682cm">
          <draw:text-box>
            <text:p text:style-name="P1"><text:span text:style-name="T5">(unique cheque number, the bank that issued the cheque, the name on the cheque, date and amount). <text:s/></text:span></text:p>
          </draw:text-box>
        </draw:frame>
      </draw:page>
      <draw:page draw:name="page2" draw:style-name="dp1" draw:master-page-name="master-page38">
        <draw:frame draw:style-name="gr3" draw:text-style-name="P4" draw:layer="layout" svg:width="16.732cm" svg:height="0.433cm" svg:x="2.033cm" svg:y="2.544cm">
          <draw:text-box>
            <text:p text:style-name="P1"><text:span text:style-name="T5">A customer is issued a bank card, which covers all savings/checking/loan accounts for that customer. Each </text:span></text:p>
          </draw:text-box>
        </draw:frame>
        <draw:frame draw:style-name="gr3" draw:text-style-name="P4" draw:layer="layout" svg:width="16.935cm" svg:height="0.433cm" svg:x="2.033cm" svg:y="2.99cm">
          <draw:text-box>
            <text:p text:style-name="P1"><text:span text:style-name="T5">bank card has a unique number, the date of issue, expiry date and a PIN. There is a daily maximum for each </text:span></text:p>
          </draw:text-box>
        </draw:frame>
        <draw:frame draw:style-name="gr3" draw:text-style-name="P4" draw:layer="layout" svg:width="17.113cm" svg:height="0.433cm" svg:x="2.033cm" svg:y="3.438cm">
          <draw:text-box>
            <text:p text:style-name="P1"><text:span text:style-name="T5">bank card, which is determined by the bank based on the customer’s history. For each account, a statement is </text:span></text:p>
          </draw:text-box>
        </draw:frame>
        <draw:frame draw:style-name="gr3" draw:text-style-name="P4" draw:layer="layout" svg:width="17.596cm" svg:height="0.433cm" svg:x="2.033cm" svg:y="3.883cm">
          <draw:text-box>
            <text:p text:style-name="P1"><text:span text:style-name="T5">issued <text:s/>every <text:s/>month, <text:s/>showing <text:s/>all <text:s/>transactions <text:s/>processed <text:s/>for <text:s/>that <text:s/>account <text:s/>since <text:s/>the <text:s/>previous <text:s/>report. <text:s/>Each </text:span></text:p>
          </draw:text-box>
        </draw:frame>
        <draw:frame draw:style-name="gr3" draw:text-style-name="P4" draw:layer="layout" svg:width="16.758cm" svg:height="0.433cm" svg:x="2.033cm" svg:y="4.332cm">
          <draw:text-box>
            <text:p text:style-name="P1"><text:span text:style-name="T5">report has a report number (within the current year), and shows the names of all customers associated with </text:span></text:p>
          </draw:text-box>
        </draw:frame>
        <draw:frame draw:style-name="gr3" draw:text-style-name="P4" draw:layer="layout" svg:width="1.987cm" svg:height="0.433cm" svg:x="2.033cm" svg:y="4.776cm">
          <draw:text-box>
            <text:p text:style-name="P1"><text:span text:style-name="T5">the account. </text:span></text:p>
          </draw:text-box>
        </draw:frame>
        <draw:frame draw:style-name="gr3" draw:text-style-name="P4" draw:layer="layout" svg:width="16.931cm" svg:height="0.433cm" svg:x="2.033cm" svg:y="5.432cm">
          <draw:text-box>
            <text:p text:style-name="P1"><text:span text:style-name="T5">There are several types of savings accounts, with different interest rates. Each type of savings account has a </text:span></text:p>
          </draw:text-box>
        </draw:frame>
        <draw:frame draw:style-name="gr3" draw:text-style-name="P4" draw:layer="layout" svg:width="16.563cm" svg:height="0.433cm" svg:x="2.033cm" svg:y="5.881cm">
          <draw:text-box>
            <text:p text:style-name="P1"><text:span text:style-name="T5">unique name, the maximal age of the customer (when appropriate), monthly fee, the minimum amount of </text:span></text:p>
          </draw:text-box>
        </draw:frame>
        <draw:frame draw:style-name="gr3" draw:text-style-name="P4" draw:layer="layout" svg:width="17.164cm" svg:height="0.433cm" svg:x="2.033cm" svg:y="6.325cm">
          <draw:text-box>
            <text:p text:style-name="P1"><text:span text:style-name="T5">funds that the account must contain (optionally), the number of free staff-assisted transactions per month, the </text:span></text:p>
          </draw:text-box>
        </draw:frame>
        <draw:frame draw:style-name="gr3" draw:text-style-name="P4" draw:layer="layout" svg:width="16.817cm" svg:height="0.433cm" svg:x="2.033cm" svg:y="6.774cm">
          <draw:text-box>
            <text:p text:style-name="P1"><text:span text:style-name="T5">number of free internet transactions per month, service fee (for using ATM by other banks), overdraft debit </text:span></text:p>
          </draw:text-box>
        </draw:frame>
        <draw:frame draw:style-name="gr3" draw:text-style-name="P4" draw:layer="layout" svg:width="5.459cm" svg:height="0.433cm" svg:x="2.033cm" svg:y="7.219cm">
          <draw:text-box>
            <text:p text:style-name="P1"><text:span text:style-name="T5">interest rate, and a transaction fee. </text:span></text:p>
          </draw:text-box>
        </draw:frame>
        <draw:frame draw:style-name="gr3" draw:text-style-name="P4" draw:layer="layout" svg:width="16.948cm" svg:height="0.433cm" svg:x="2.033cm" svg:y="7.875cm">
          <draw:text-box>
            <text:p text:style-name="P1"><text:span text:style-name="T5">At any time, there will be a number of blank cheques (i.e. a cheque book) issued for each checking account, </text:span></text:p>
          </draw:text-box>
        </draw:frame>
        <draw:frame draw:style-name="gr3" draw:text-style-name="P4" draw:layer="layout" svg:width="17.676cm" svg:height="0.433cm" svg:x="2.033cm" svg:y="8.324cm">
          <draw:text-box>
            <text:p text:style-name="P1"><text:span text:style-name="T5">and <text:s/>the <text:s/>database <text:s/>should <text:s/>store <text:s/>the <text:s/>numbers <text:s/>of <text:s/>issued <text:s/>cheques. <text:s/>A <text:s/>cheque <text:s/>number <text:s/>consists <text:s/>of <text:s/>the <text:s/>account </text:span></text:p>
          </draw:text-box>
        </draw:frame>
        <draw:frame draw:style-name="gr3" draw:text-style-name="P4" draw:layer="layout" svg:width="16.487cm" svg:height="0.433cm" svg:x="2.033cm" svg:y="8.768cm">
          <draw:text-box>
            <text:p text:style-name="P1"><text:span text:style-name="T5">number, plus a cheque number which is unique for that account. When processing a cheque, the database </text:span></text:p>
          </draw:text-box>
        </draw:frame>
        <draw:frame draw:style-name="gr3" draw:text-style-name="P4" draw:layer="layout" svg:width="8.168cm" svg:height="0.433cm" svg:x="2.033cm" svg:y="9.217cm">
          <draw:text-box>
            <text:p text:style-name="P1"><text:span text:style-name="T5">should store the date, the amount and the recipient. <text:s/></text:span></text:p>
          </draw:text-box>
        </draw:frame>
        <draw:frame draw:style-name="gr3" draw:text-style-name="P4" draw:layer="layout" svg:width="17.079cm" svg:height="0.433cm" svg:x="2.033cm" svg:y="9.874cm">
          <draw:text-box>
            <text:p text:style-name="P1"><text:span text:style-name="T5">A loan account has a unique loan number. The bank keeps track of the loan amount and the loan repayments. </text:span></text:p>
          </draw:text-box>
        </draw:frame>
        <draw:frame draw:style-name="gr3" draw:text-style-name="P4" draw:layer="layout" svg:width="16.982cm" svg:height="0.433cm" svg:x="2.033cm" svg:y="10.323cm">
          <draw:text-box>
            <text:p text:style-name="P1"><text:span text:style-name="T5">The frequency of repayments is known (monthly, weekly or bi-weekly), as well as the minimum amount for </text:span></text:p>
          </draw:text-box>
        </draw:frame>
        <draw:frame draw:style-name="gr3" draw:text-style-name="P4" draw:layer="layout" svg:width="17.071cm" svg:height="0.433cm" svg:x="2.033cm" svg:y="10.767cm">
          <draw:text-box>
            <text:p text:style-name="P1"><text:span text:style-name="T5">repayments. The customer may specify another account (savings or checking) for the loan to be repaid from. </text:span></text:p>
          </draw:text-box>
        </draw:frame>
        <draw:frame draw:style-name="gr3" draw:text-style-name="P4" draw:layer="layout" svg:width="16.728cm" svg:height="0.433cm" svg:x="2.033cm" svg:y="11.212cm">
          <draw:text-box>
            <text:p text:style-name="P1"><text:span text:style-name="T5">Each loan may have a fixed interest, or a floating (variable) interest. The date and amount are recorded for </text:span></text:p>
          </draw:text-box>
        </draw:frame>
        <draw:frame draw:style-name="gr3" draw:text-style-name="P4" draw:layer="layout" svg:width="11.474cm" svg:height="0.433cm" svg:x="2.033cm" svg:y="11.66cm">
          <draw:text-box>
            <text:p text:style-name="P1"><text:span text:style-name="T5">each payment. Interest rates for loans are published weekly by the bank. <text:s/></text:span></text:p>
          </draw:text-box>
        </draw:frame>
        <draw:frame draw:style-name="gr3" draw:text-style-name="P4" draw:layer="layout" svg:width="17.033cm" svg:height="0.433cm" svg:x="2.033cm" svg:y="12.317cm">
          <draw:text-box>
            <text:p text:style-name="P1"><text:span text:style-name="T5">Bank employees are identified by their staff numbers, which are also unique. The bank administration stores </text:span></text:p>
          </draw:text-box>
        </draw:frame>
        <draw:frame draw:style-name="gr3" draw:text-style-name="P4" draw:layer="layout" svg:width="16.419cm" svg:height="0.433cm" svg:x="2.033cm" svg:y="12.765cm">
          <draw:text-box>
            <text:p text:style-name="P1"><text:span text:style-name="T5">the name (first and last), home and <text:s/>office phone numbers of each employee, as well as the IRD number, </text:span></text:p>
          </draw:text-box>
        </draw:frame>
        <draw:frame draw:style-name="gr3" draw:text-style-name="P4" draw:layer="layout" svg:width="16.973cm" svg:height="0.433cm" svg:x="2.033cm" svg:y="13.21cm">
          <draw:text-box>
            <text:p text:style-name="P1"><text:span text:style-name="T5">gender, birth date, full address, position held and the current salary. The start date of the employment is also </text:span></text:p>
          </draw:text-box>
        </draw:frame>
        <draw:frame draw:style-name="gr3" draw:text-style-name="P4" draw:layer="layout" svg:width="1.153cm" svg:height="0.433cm" svg:x="2.033cm" svg:y="13.654cm">
          <draw:text-box>
            <text:p text:style-name="P1"><text:span text:style-name="T5">stored. </text:span></text:p>
          </draw:text-box>
        </draw:frame>
        <draw:frame draw:style-name="gr3" draw:text-style-name="P4" draw:layer="layout" svg:width="1.031cm" svg:height="0.433cm" svg:x="3.32cm" svg:y="13.654cm">
          <draw:text-box>
            <text:p text:style-name="P1"><text:span text:style-name="T5">Every </text:span></text:p>
          </draw:text-box>
        </draw:frame>
        <draw:frame draw:style-name="gr3" draw:text-style-name="P4" draw:layer="layout" svg:width="1.619cm" svg:height="0.433cm" svg:x="4.484cm" svg:y="13.654cm">
          <draw:text-box>
            <text:p text:style-name="P1"><text:span text:style-name="T5">employee </text:span></text:p>
          </draw:text-box>
        </draw:frame>
        <draw:frame draw:style-name="gr3" draw:text-style-name="P4" draw:layer="layout" svg:width="1.052cm" svg:height="0.433cm" svg:x="6.231cm" svg:y="13.654cm">
          <draw:text-box>
            <text:p text:style-name="P1"><text:span text:style-name="T5">works </text:span></text:p>
          </draw:text-box>
        </draw:frame>
        <draw:frame draw:style-name="gr3" draw:text-style-name="P4" draw:layer="layout" svg:width="0.557cm" svg:height="0.433cm" svg:x="7.42cm" svg:y="13.654cm">
          <draw:text-box>
            <text:p text:style-name="P1"><text:span text:style-name="T5">for </text:span></text:p>
          </draw:text-box>
        </draw:frame>
        <draw:frame draw:style-name="gr3" draw:text-style-name="P4" draw:layer="layout" svg:width="0.388cm" svg:height="0.433cm" svg:x="8.113cm" svg:y="13.654cm">
          <draw:text-box>
            <text:p text:style-name="P1"><text:span text:style-name="T5">a </text:span></text:p>
          </draw:text-box>
        </draw:frame>
        <draw:frame draw:style-name="gr3" draw:text-style-name="P4" draw:layer="layout" svg:width="1.035cm" svg:height="0.433cm" svg:x="8.523cm" svg:y="13.654cm">
          <draw:text-box>
            <text:p text:style-name="P1"><text:span text:style-name="T5">single </text:span></text:p>
          </draw:text-box>
        </draw:frame>
        <draw:frame draw:style-name="gr3" draw:text-style-name="P4" draw:layer="layout" svg:width="1.259cm" svg:height="0.433cm" svg:x="9.692cm" svg:y="13.654cm">
          <draw:text-box>
            <text:p text:style-name="P1"><text:span text:style-name="T5">branch. </text:span></text:p>
          </draw:text-box>
        </draw:frame>
        <draw:frame draw:style-name="gr3" draw:text-style-name="P4" draw:layer="layout" svg:width="0.878cm" svg:height="0.433cm" svg:x="11.084cm" svg:y="13.654cm">
          <draw:text-box>
            <text:p text:style-name="P1"><text:span text:style-name="T5">Each </text:span></text:p>
          </draw:text-box>
        </draw:frame>
        <draw:frame draw:style-name="gr3" draw:text-style-name="P4" draw:layer="layout" svg:width="1.162cm" svg:height="0.433cm" svg:x="12.1cm" svg:y="13.654cm">
          <draw:text-box>
            <text:p text:style-name="P1"><text:span text:style-name="T5">branch </text:span></text:p>
          </draw:text-box>
        </draw:frame>
        <draw:frame draw:style-name="gr3" draw:text-style-name="P4" draw:layer="layout" svg:width="0.62cm" svg:height="0.433cm" svg:x="13.395cm" svg:y="13.654cm">
          <draw:text-box>
            <text:p text:style-name="P1"><text:span text:style-name="T5">has </text:span></text:p>
          </draw:text-box>
        </draw:frame>
        <draw:frame draw:style-name="gr3" draw:text-style-name="P4" draw:layer="layout" svg:width="0.388cm" svg:height="0.433cm" svg:x="14.147cm" svg:y="13.654cm">
          <draw:text-box>
            <text:p text:style-name="P1"><text:span text:style-name="T5">a </text:span></text:p>
          </draw:text-box>
        </draw:frame>
        <draw:frame draw:style-name="gr3" draw:text-style-name="P4" draw:layer="layout" svg:width="1.526cm" svg:height="0.433cm" svg:x="14.562cm" svg:y="13.654cm">
          <draw:text-box>
            <text:p text:style-name="P1"><text:span text:style-name="T5">manager, </text:span></text:p>
          </draw:text-box>
        </draw:frame>
        <draw:frame draw:style-name="gr3" draw:text-style-name="P4" draw:layer="layout" svg:width="0.768cm" svg:height="0.433cm" svg:x="16.238cm" svg:y="13.654cm">
          <draw:text-box>
            <text:p text:style-name="P1"><text:span text:style-name="T5">who </text:span></text:p>
          </draw:text-box>
        </draw:frame>
        <draw:frame draw:style-name="gr3" draw:text-style-name="P4" draw:layer="layout" svg:width="0.62cm" svg:height="0.433cm" svg:x="17.144cm" svg:y="13.654cm">
          <draw:text-box>
            <text:p text:style-name="P1"><text:span text:style-name="T5">has </text:span></text:p>
          </draw:text-box>
        </draw:frame>
        <draw:frame draw:style-name="gr3" draw:text-style-name="P4" draw:layer="layout" svg:width="1.187cm" svg:height="0.433cm" svg:x="17.901cm" svg:y="13.654cm">
          <draw:text-box>
            <text:p text:style-name="P1"><text:span text:style-name="T5">overall </text:span></text:p>
          </draw:text-box>
        </draw:frame>
        <draw:frame draw:style-name="gr3" draw:text-style-name="P4" draw:layer="layout" svg:width="16.694cm" svg:height="0.433cm" svg:x="2.033cm" svg:y="14.103cm">
          <draw:text-box>
            <text:p text:style-name="P1"><text:span text:style-name="T5">responsibility for the management of the branch. Each bank employee is also an account holder, as his/her </text:span></text:p>
          </draw:text-box>
        </draw:frame>
        <draw:frame draw:style-name="gr3" draw:text-style-name="P4" draw:layer="layout" svg:width="13.655cm" svg:height="0.433cm" svg:x="2.033cm" svg:y="14.548cm">
          <draw:text-box>
            <text:p text:style-name="P1"><text:span text:style-name="T5">salary would be deposited into an account. The starting date for the manager is known. </text:span></text:p>
          </draw:text-box>
        </draw:frame>
        <draw:frame draw:style-name="gr3" draw:text-style-name="P4" draw:layer="layout" svg:width="16.652cm" svg:height="0.433cm" svg:x="2.033cm" svg:y="15.208cm">
          <draw:text-box>
            <text:p text:style-name="P1"><text:span text:style-name="T5">Customers may also have credit cards with the bank. The bank issues VISA or MASTER cards. Each card </text:span></text:p>
          </draw:text-box>
        </draw:frame>
        <draw:frame draw:style-name="gr3" draw:text-style-name="P4" draw:layer="layout" svg:width="16.719cm" svg:height="0.433cm" svg:x="2.033cm" svg:y="15.653cm">
          <draw:text-box>
            <text:p text:style-name="P1"><text:span text:style-name="T5">has a unique number, the date of issue and the expiry date. For each credit account, there is a limit (i.e. the </text:span></text:p>
          </draw:text-box>
        </draw:frame>
        <draw:frame draw:style-name="gr3" draw:text-style-name="P4" draw:layer="layout" svg:width="16.664cm" svg:height="0.433cm" svg:x="2.033cm" svg:y="16.098cm">
          <draw:text-box>
            <text:p text:style-name="P1"><text:span text:style-name="T5">maximum amount the customer is allowed to charge to the card), and a maximum amount per transaction. </text:span></text:p>
          </draw:text-box>
        </draw:frame>
        <draw:frame draw:style-name="gr3" draw:text-style-name="P4" draw:layer="layout" svg:width="16.605cm" svg:height="0.433cm" svg:x="2.033cm" svg:y="16.546cm">
          <draw:text-box>
            <text:p text:style-name="P1"><text:span text:style-name="T5">Customers having credit cards get rewards for the total amount spent, which is a certain percentage of the </text:span></text:p>
          </draw:text-box>
        </draw:frame>
        <draw:frame draw:style-name="gr3" draw:text-style-name="P4" draw:layer="layout" svg:width="15.835cm" svg:height="0.433cm" svg:x="2.033cm" svg:y="16.991cm">
          <draw:text-box>
            <text:p text:style-name="P1"><text:span text:style-name="T5">sum of all payments made by the card. Each customer sharing the credit card is charged a yearly fee. </text:span></text:p>
          </draw:text-box>
        </draw:frame>
        <draw:frame draw:style-name="gr3" draw:text-style-name="P4" draw:layer="layout" svg:width="17.426cm" svg:height="0.433cm" svg:x="2.033cm" svg:y="17.651cm">
          <draw:text-box>
            <text:p text:style-name="P1"><text:span text:style-name="T5">Each <text:s/>customer <text:s/>authorized <text:s/>for <text:s/>internet <text:s/>banking <text:s/>can <text:s/>perform <text:s/>the <text:s/>following <text:s/>operations <text:s/>on <text:s/>their <text:s/>accounts: </text:span></text:p>
          </draw:text-box>
        </draw:frame>
        <draw:frame draw:style-name="gr3" draw:text-style-name="P4" draw:layer="layout" svg:width="17.57cm" svg:height="0.433cm" svg:x="2.033cm" svg:y="18.096cm">
          <draw:text-box>
            <text:p text:style-name="P1"><text:span text:style-name="T5">check <text:s/>account <text:s/>balances, <text:s/>move <text:s/>funds <text:s/>between <text:s/>accounts, <text:s/>view <text:s/>and <text:s/>print <text:s/>transactions <text:s/>for <text:s/>a <text:s/>specified <text:s/>time </text:span></text:p>
          </draw:text-box>
        </draw:frame>
        <draw:frame draw:style-name="gr3" draw:text-style-name="P4" draw:layer="layout" svg:width="16.83cm" svg:height="0.433cm" svg:x="2.033cm" svg:y="18.54cm">
          <draw:text-box>
            <text:p text:style-name="P1"><text:span text:style-name="T5">period, and pay bills online. For paying bills online, it is necessary to specify the bank and account number </text:span></text:p>
          </draw:text-box>
        </draw:frame>
        <draw:frame draw:style-name="gr3" draw:text-style-name="P4" draw:layer="layout" svg:width="17.041cm" svg:height="0.433cm" svg:x="2.033cm" svg:y="18.989cm">
          <draw:text-box>
            <text:p text:style-name="P1"><text:span text:style-name="T5">for the receiver, the name of the person or the name of the company the payment is made to, the amount, the </text:span></text:p>
          </draw:text-box>
        </draw:frame>
        <draw:frame draw:style-name="gr3" draw:text-style-name="P4" draw:layer="layout" svg:width="17.1cm" svg:height="0.433cm" svg:x="2.033cm" svg:y="19.434cm">
          <draw:text-box>
            <text:p text:style-name="P1"><text:span text:style-name="T5">date when the payment is to be made (which might be in the future) and a comment to be sent to the receiver </text:span></text:p>
          </draw:text-box>
        </draw:frame>
        <draw:frame draw:style-name="gr3" draw:text-style-name="P4" draw:layer="layout" svg:width="17.105cm" svg:height="0.433cm" svg:x="2.033cm" svg:y="19.882cm">
          <draw:text-box>
            <text:p text:style-name="P1"><text:span text:style-name="T5">(such as invoice number). The database also contains information about registered companies (such as Spark </text:span></text:p>
          </draw:text-box>
        </draw:frame>
        <draw:frame draw:style-name="gr3" draw:text-style-name="P4" draw:layer="layout" svg:width="17.875cm" svg:height="0.433cm" svg:x="2.033cm" svg:y="20.327cm">
          <draw:text-box>
            <text:p text:style-name="P1"><text:span text:style-name="T5">NZ) <text:s/>which <text:s/>payments <text:s/>can <text:s/>be <text:s/>made <text:s/>to. <text:s/>In <text:s/>that <text:s/>case, <text:s/>the <text:s/>customer <text:s/>can <text:s/>simply <text:s/>select <text:s/>one <text:s/>of <text:s/>the <text:s/>registered </text:span></text:p>
          </draw:text-box>
        </draw:frame>
        <draw:frame draw:style-name="gr3" draw:text-style-name="P4" draw:layer="layout" svg:width="13.642cm" svg:height="0.433cm" svg:x="2.033cm" svg:y="20.771cm">
          <draw:text-box>
            <text:p text:style-name="P1"><text:span text:style-name="T5">companies from the list, and only specify the date, amount and the comment to be sent.</text:span></text:p>
          </draw:text-box>
        </draw:frame>
        <draw:frame draw:style-name="gr3" draw:text-style-name="P4" draw:layer="layout" svg:width="0.388cm" svg:height="0.433cm" svg:x="15.574cm" svg:y="20.766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5.827cm" svg:height="0.497cm" svg:x="2.033cm" svg:y="21.712cm">
          <draw:text-box>
            <text:p text:style-name="P1"><text:span text:style-name="T3">A few notes on marking </text:span></text:p>
          </draw:text-box>
        </draw:frame>
        <draw:frame draw:style-name="gr3" draw:text-style-name="P4" draw:layer="layout" svg:width="0.388cm" svg:height="0.454cm" svg:x="2.033cm" svg:y="22.196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7.69cm" svg:height="0.433cm" svg:x="2.033cm" svg:y="22.648cm">
          <draw:text-box>
            <text:p text:style-name="P1"><text:span text:style-name="T5">Your solution will be marked on several aspects: </text:span></text:p>
          </draw:text-box>
        </draw:frame>
        <draw:frame draw:style-name="gr3" draw:text-style-name="P4" draw:layer="layout" svg:width="0.388cm" svg:height="0.454cm" svg:x="2.245cm" svg:y="23.078cm">
          <draw:text-box>
            <text:p text:style-name="P1"><text:span text:style-name="T9"></text:span></text:p>
          </draw:text-box>
        </draw:frame>
        <draw:frame draw:style-name="gr3" draw:text-style-name="P4" draw:layer="layout" svg:width="0.388cm" svg:height="0.433cm" svg:x="2.422cm" svg:y="23.087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15.966cm" svg:height="0.433cm" svg:x="2.88cm" svg:y="23.092cm">
          <draw:text-box>
            <text:p text:style-name="P1"><text:span text:style-name="T5">Appropriateness of constructs you use. In EER diagrams, often there are several ways of representing </text:span></text:p>
          </draw:text-box>
        </draw:frame>
        <draw:frame draw:style-name="gr3" draw:text-style-name="P4" draw:layer="layout" svg:width="16.042cm" svg:height="0.433cm" svg:x="2.88cm" svg:y="23.541cm">
          <draw:text-box>
            <text:p text:style-name="P1"><text:span text:style-name="T5">the same collection of data. However, some of these ways would be more appropriate than others, due </text:span></text:p>
          </draw:text-box>
        </draw:frame>
        <draw:frame draw:style-name="gr3" draw:text-style-name="P4" draw:layer="layout" svg:width="16.101cm" svg:height="0.433cm" svg:x="2.88cm" svg:y="23.985cm">
          <draw:text-box>
            <text:p text:style-name="P1"><text:span text:style-name="T5">to various factors, such as the semantics of the domain, the space required to store the data, the typical </text:span></text:p>
          </draw:text-box>
        </draw:frame>
        <draw:frame draw:style-name="gr3" draw:text-style-name="P4" draw:layer="layout" svg:width="16.266cm" svg:height="0.433cm" svg:x="2.88cm" svg:y="24.434cm">
          <draw:text-box>
            <text:p text:style-name="P1"><text:span text:style-name="T5">kinds of operations that will be performed on the database etc. Make sure you analyze the requirements </text:span></text:p>
          </draw:text-box>
        </draw:frame>
        <draw:frame draw:style-name="gr3" draw:text-style-name="P4" draw:layer="layout" svg:width="1.496cm" svg:height="0.433cm" svg:x="2.88cm" svg:y="24.879cm">
          <draw:text-box>
            <text:p text:style-name="P1"><text:span text:style-name="T5">properly. </text:span></text:p>
          </draw:text-box>
        </draw:frame>
        <draw:frame draw:style-name="gr3" draw:text-style-name="P4" draw:layer="layout" svg:width="0.388cm" svg:height="0.454cm" svg:x="2.245cm" svg:y="25.309cm">
          <draw:text-box>
            <text:p text:style-name="P1"><text:span text:style-name="T9"></text:span></text:p>
          </draw:text-box>
        </draw:frame>
        <draw:frame draw:style-name="gr3" draw:text-style-name="P4" draw:layer="layout" svg:width="0.388cm" svg:height="0.433cm" svg:x="2.422cm" svg:y="25.318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10.839cm" svg:height="0.433cm" svg:x="2.88cm" svg:y="25.323cm">
          <draw:text-box>
            <text:p text:style-name="P1"><text:span text:style-name="T5">Make sure you use the correct EER notation and naming guidelines. <text:s/></text:span></text:p>
          </draw:text-box>
        </draw:frame>
        <draw:frame draw:style-name="gr3" draw:text-style-name="P4" draw:layer="layout" svg:width="0.388cm" svg:height="0.454cm" svg:x="2.245cm" svg:y="25.758cm">
          <draw:text-box>
            <text:p text:style-name="P1"><text:span text:style-name="T9"></text:span></text:p>
          </draw:text-box>
        </draw:frame>
        <draw:frame draw:style-name="gr3" draw:text-style-name="P4" draw:layer="layout" svg:width="0.388cm" svg:height="0.433cm" svg:x="2.422cm" svg:y="25.766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15.678cm" svg:height="0.433cm" svg:x="2.88cm" svg:y="25.772cm">
          <draw:text-box>
            <text:p text:style-name="P1"><text:span text:style-name="T5">You are allowed to introduce additional assumptions. However, not every assumption is reasonable. </text:span></text:p>
          </draw:text-box>
        </draw:frame>
        <draw:frame draw:style-name="gr3" draw:text-style-name="P4" draw:layer="layout" svg:width="16.317cm" svg:height="0.433cm" svg:x="2.88cm" svg:y="26.216cm">
          <draw:text-box>
            <text:p text:style-name="P1"><text:span text:style-name="T5">Think <text:s/>carefully <text:s/>about <text:s/>any <text:s/>assumption <text:s/>you <text:s/>would <text:s/>like <text:s/>to <text:s/>add. <text:s/>You <text:s/>are <text:s/>welcome <text:s/>to <text:s/>discuss <text:s/>your </text:span></text:p>
          </draw:text-box>
        </draw:frame>
        <draw:frame draw:style-name="gr3" draw:text-style-name="P4" draw:layer="layout" svg:width="5.797cm" svg:height="0.433cm" svg:x="2.88cm" svg:y="26.665cm">
          <draw:text-box>
            <text:p text:style-name="P1"><text:span text:style-name="T5">assumptions with the lecturer/tutors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urier New1" svg:font-family="'Courier New'"/>
    <style:font-face style:name="TimesNewRoman1" svg:font-family="TimesNewRoman"/>
    <style:font-face style:name="TimesNewRomanPS1" svg:font-family="TimesNewRomanPS"/>
    <style:font-face style:name="Wingdingsular1" svg:font-family="Wingdingsular"/>
    <style:font-face style:name="Arial" svg:font-family="Arial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Wingdingsular" svg:font-family="Wingdings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7cm" fo:margin-bottom="1cm" fo:margin-left="2cm" fo:margin-right="1cm" fo:page-width="21.005cm" fo:page-height="29.6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8-19T20:21:52.092511635</dc:date>
    <meta:editing-duration>PT2M32S</meta:editing-duration>
    <meta:editing-cycles>1</meta:editing-cycles>
    <meta:document-statistic meta:object-count="144"/>
    <meta:generator>LibreOffice/5.1.6.2$Linux_X86_64 LibreOffice_project/10m0$Build-2</meta:generator>
  </office:meta>
</office:document-meta>
</file>